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bbdd" officeooo:paragraph-rsid="0009bbdd"/>
    </style:style>
    <style:style style:name="P2" style:family="paragraph" style:parent-style-name="Standard">
      <style:text-properties style:font-name="Arial" officeooo:rsid="0009bbdd" officeooo:paragraph-rsid="001a0b59"/>
    </style:style>
    <style:style style:name="P3" style:family="paragraph" style:parent-style-name="Standard">
      <style:text-properties style:font-name="Arial" officeooo:rsid="0009bbdd" officeooo:paragraph-rsid="0028ef25"/>
    </style:style>
    <style:style style:name="P4" style:family="paragraph" style:parent-style-name="Standard">
      <style:text-properties style:font-name="Arial" officeooo:rsid="0009bbdd" officeooo:paragraph-rsid="002e6bf8"/>
    </style:style>
    <style:style style:name="P5" style:family="paragraph" style:parent-style-name="Standard">
      <style:text-properties style:font-name="Arial" fo:font-weight="bold" officeooo:rsid="0009bbdd" officeooo:paragraph-rsid="0009bbdd" style:font-weight-asian="bold" style:font-weight-complex="bold"/>
    </style:style>
    <style:style style:name="P6" style:family="paragraph" style:parent-style-name="Standard">
      <style:text-properties style:font-name="Arial" fo:font-weight="bold" officeooo:rsid="0009bbdd" officeooo:paragraph-rsid="0028ef25" style:font-weight-asian="bold" style:font-weight-complex="bold"/>
    </style:style>
    <style:style style:name="P7" style:family="paragraph" style:parent-style-name="Standard">
      <style:text-properties style:font-name="Arial" fo:font-weight="bold" officeooo:rsid="0013a931" officeooo:paragraph-rsid="0013a931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Arial" fo:font-weight="bold" officeooo:rsid="0013a931" officeooo:paragraph-rsid="0013a931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Arial" fo:font-weight="bold" officeooo:rsid="0013a931" officeooo:paragraph-rsid="0028ef2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1a0b59" officeooo:paragraph-rsid="0009bbdd" style:font-weight-asian="bold" style:font-weight-complex="bold"/>
    </style:style>
    <style:style style:name="P11" style:family="paragraph" style:parent-style-name="Standard">
      <style:paragraph-properties fo:break-before="page"/>
      <style:text-properties style:font-name="Arial" fo:font-weight="bold" officeooo:rsid="00416cea" officeooo:paragraph-rsid="00416cea" fo:background-color="#ffffff" style:font-weight-asian="bold" style:font-weight-complex="bold"/>
    </style:style>
    <style:style style:name="P12" style:family="paragraph" style:parent-style-name="Standard">
      <style:text-properties style:font-name="Arial" fo:font-weight="normal" officeooo:rsid="0009bbdd" officeooo:paragraph-rsid="000f5a90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d8268" officeooo:paragraph-rsid="000d8268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0d8268" officeooo:paragraph-rsid="0028ef25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0f5a90" officeooo:paragraph-rsid="000f5a90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2b73ea" officeooo:paragraph-rsid="002b73ea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2cb8a5" officeooo:paragraph-rsid="002cb8a5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36dff2" officeooo:paragraph-rsid="0036dff2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36dff2" officeooo:paragraph-rsid="004a6fe9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374a93" officeooo:paragraph-rsid="00374a93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409675" officeooo:paragraph-rsid="00409675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4277fc" officeooo:paragraph-rsid="004277fc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4a6fe9" officeooo:paragraph-rsid="004a6fe9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4b5078" officeooo:paragraph-rsid="004b5078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4d4b3a" officeooo:paragraph-rsid="004d4b3a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c577c" officeooo:paragraph-rsid="004d4b3a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1a8741" officeooo:paragraph-rsid="001a8741" fo:background-color="#ffff00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1a8741" officeooo:paragraph-rsid="0009bbdd" fo:background-color="#ffff00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1a8741" officeooo:paragraph-rsid="004585c5" fo:background-color="#ffff00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a8741" officeooo:paragraph-rsid="004b5078" fo:background-color="#ffff00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a8741" officeooo:paragraph-rsid="004d4b3a" fo:background-color="#ffff00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0d8268" officeooo:paragraph-rsid="002a401f" fo:background-color="#ffff00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0d8268" officeooo:paragraph-rsid="004585c5" fo:background-color="#ffff00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0d8268" officeooo:paragraph-rsid="004b5078" fo:background-color="#ffff00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2b73ea" officeooo:paragraph-rsid="002b73ea" fo:background-color="#ffff00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4585c5" officeooo:paragraph-rsid="004585c5" fo:background-color="#ffff00" style:font-weight-asian="normal" style:font-weight-complex="normal"/>
    </style:style>
    <style:style style:name="P37" style:family="paragraph" style:parent-style-name="Standard">
      <style:text-properties style:font-name="Arial" fo:font-weight="normal" officeooo:rsid="004585c5" officeooo:paragraph-rsid="004b5078" fo:background-color="#ffff00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4585c5" officeooo:paragraph-rsid="004d4b3a" fo:background-color="#ffff00" style:font-weight-asian="normal" style:font-weight-complex="normal"/>
    </style:style>
    <style:style style:name="P39" style:family="paragraph" style:parent-style-name="Standard">
      <style:text-properties style:font-name="Arial" fo:font-weight="normal" officeooo:rsid="00474d9b" officeooo:paragraph-rsid="00474d9b" fo:background-color="#ffff00" style:font-weight-asian="normal" style:font-weight-complex="normal"/>
    </style:style>
    <style:style style:name="P40" style:family="paragraph" style:parent-style-name="Standard">
      <style:text-properties style:font-name="Arial" fo:font-weight="normal" officeooo:rsid="00474d9b" officeooo:paragraph-rsid="004d4b3a" fo:background-color="#ffff00" style:font-weight-asian="normal" style:font-weight-complex="normal"/>
    </style:style>
    <style:style style:name="P41" style:family="paragraph" style:parent-style-name="Standard">
      <style:text-properties style:font-name="Arial" fo:font-weight="normal" officeooo:rsid="002b73ea" officeooo:paragraph-rsid="002b73ea" fo:background-color="#afd095" style:font-weight-asian="normal" style:font-weight-complex="normal"/>
    </style:style>
    <style:style style:name="P42" style:family="paragraph" style:parent-style-name="Standard">
      <style:text-properties style:font-name="Arial" fo:font-weight="normal" officeooo:rsid="001a8741" officeooo:paragraph-rsid="001a8741" fo:background-color="#afd095" style:font-weight-asian="normal" style:font-weight-complex="normal"/>
    </style:style>
    <style:style style:name="P43" style:family="paragraph" style:parent-style-name="Standard">
      <style:text-properties style:font-name="Arial" fo:font-weight="normal" officeooo:rsid="001a8741" officeooo:paragraph-rsid="004585c5" fo:background-color="#afd095" style:font-weight-asian="normal" style:font-weight-complex="normal"/>
    </style:style>
    <style:style style:name="P44" style:family="paragraph" style:parent-style-name="Standard">
      <style:text-properties style:font-name="Arial" fo:font-weight="normal" officeooo:rsid="001a8741" officeooo:paragraph-rsid="004a6fe9" fo:background-color="#afd095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01a8741" officeooo:paragraph-rsid="004b5078" fo:background-color="#afd095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01a8741" officeooo:paragraph-rsid="004d4b3a" fo:background-color="#afd095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00d8268" officeooo:paragraph-rsid="002a401f" fo:background-color="#dee6ef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02b73ea" officeooo:paragraph-rsid="002b73ea" fo:background-color="#dee6ef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04585c5" officeooo:paragraph-rsid="004585c5" fo:background-color="#dee6ef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4a6fe9" officeooo:paragraph-rsid="004a6fe9" fo:background-color="#dee6ef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04b5078" officeooo:paragraph-rsid="004b5078" fo:background-color="#dee6ef" style:font-weight-asian="normal" style:font-weight-complex="normal"/>
    </style:style>
    <style:style style:name="P52" style:family="paragraph" style:parent-style-name="Standard">
      <style:text-properties style:font-name="Arial" fo:font-weight="normal" officeooo:rsid="004d4b3a" officeooo:paragraph-rsid="004d4b3a" fo:background-color="#dee6ef" style:font-weight-asian="normal" style:font-weight-complex="normal"/>
    </style:style>
    <style:style style:name="P53" style:family="paragraph" style:parent-style-name="Standard">
      <style:text-properties style:font-name="Arial" fo:font-weight="normal" officeooo:rsid="001c577c" officeooo:paragraph-rsid="001c577c" fo:background-color="#ffd7d7" style:font-weight-asian="normal" style:font-weight-complex="normal"/>
    </style:style>
    <style:style style:name="P54" style:family="paragraph" style:parent-style-name="Standard">
      <style:text-properties style:font-name="Arial" fo:font-weight="normal" officeooo:rsid="001c577c" officeooo:paragraph-rsid="00474d9b" fo:background-color="#ffd7d7" style:font-weight-asian="normal" style:font-weight-complex="normal"/>
    </style:style>
    <style:style style:name="P55" style:family="paragraph" style:parent-style-name="Standard">
      <style:text-properties style:font-name="Arial" fo:font-weight="normal" officeooo:rsid="001c577c" officeooo:paragraph-rsid="004d4b3a" fo:background-color="#ffd7d7" style:font-weight-asian="normal" style:font-weight-complex="normal"/>
    </style:style>
    <style:style style:name="P56" style:family="paragraph" style:parent-style-name="Standard">
      <style:text-properties style:font-name="Arial" fo:font-weight="normal" officeooo:rsid="002b73ea" officeooo:paragraph-rsid="002b73ea" fo:background-color="#ffd7d7" style:font-weight-asian="normal" style:font-weight-complex="normal"/>
    </style:style>
    <style:style style:name="P57" style:family="paragraph" style:parent-style-name="Standard">
      <style:text-properties style:font-name="Arial" fo:font-weight="normal" officeooo:rsid="00416cea" officeooo:paragraph-rsid="00416cea" fo:background-color="#ffffff" style:font-weight-asian="normal" style:font-weight-complex="normal"/>
    </style:style>
    <style:style style:name="P58" style:family="paragraph" style:parent-style-name="Standard">
      <style:text-properties style:font-name="Arial" fo:font-weight="normal" officeooo:rsid="00422929" officeooo:paragraph-rsid="00422929" fo:background-color="#ffffff" style:font-weight-asian="normal" style:font-weight-complex="normal"/>
    </style:style>
    <style:style style:name="P59" style:family="paragraph" style:parent-style-name="Standard">
      <style:text-properties style:font-name="Arial" fo:font-weight="normal" officeooo:rsid="003ce4ed" officeooo:paragraph-rsid="0028ef25" fo:background-color="#ffffff" style:font-weight-asian="normal" style:font-weight-complex="normal"/>
    </style:style>
    <style:style style:name="P60" style:family="paragraph" style:parent-style-name="Standard">
      <style:text-properties style:font-name="Arial" fo:font-weight="normal" officeooo:rsid="004d4b3a" officeooo:paragraph-rsid="004d4b3a" fo:background-color="#ffffff" style:font-weight-asian="normal" style:font-weight-complex="normal"/>
    </style:style>
    <style:style style:name="P61" style:family="paragraph" style:parent-style-name="Standard">
      <style:text-properties style:font-name="Arial" fo:font-weight="normal" officeooo:rsid="004ea89c" officeooo:paragraph-rsid="004ea89c" fo:background-color="#ffffff" style:font-weight-asian="normal" style:font-weight-complex="normal"/>
    </style:style>
    <style:style style:name="P62" style:family="paragraph" style:parent-style-name="Standard">
      <style:text-properties style:font-name="Arial" fo:language="en" fo:country="US" officeooo:rsid="0019dfae" officeooo:paragraph-rsid="0012da99"/>
    </style:style>
    <style:style style:name="P63" style:family="paragraph" style:parent-style-name="Standard">
      <style:text-properties style:font-name="Arial" fo:language="en" fo:country="US" officeooo:rsid="001d3f5a" officeooo:paragraph-rsid="0012da99"/>
    </style:style>
    <style:style style:name="P64" style:family="paragraph" style:parent-style-name="Standard">
      <style:text-properties style:font-name="Arial" fo:language="en" fo:country="US" officeooo:rsid="001ef995" officeooo:paragraph-rsid="0012da99"/>
    </style:style>
    <style:style style:name="P65" style:family="paragraph" style:parent-style-name="Standard">
      <style:text-properties style:font-name="Arial" fo:language="en" fo:country="US" officeooo:rsid="002cb8a5" officeooo:paragraph-rsid="002cb8a5"/>
    </style:style>
    <style:style style:name="P66" style:family="paragraph" style:parent-style-name="Standard">
      <style:text-properties style:font-name="Arial" fo:language="en" fo:country="US" officeooo:rsid="002cb8a5" officeooo:paragraph-rsid="0012da99"/>
    </style:style>
    <style:style style:name="P67" style:family="paragraph" style:parent-style-name="Standard">
      <style:paragraph-properties fo:break-before="page"/>
      <style:text-properties style:font-name="Arial" fo:language="en" fo:country="US" fo:font-weight="bold" officeooo:rsid="001d3f5a" officeooo:paragraph-rsid="0012da99" style:font-weight-asian="bold" style:font-weight-complex="bold"/>
    </style:style>
    <style:style style:name="P68" style:family="paragraph" style:parent-style-name="Standard">
      <style:text-properties style:font-name="Arial" fo:language="en" fo:country="US" officeooo:rsid="003a11a6" officeooo:paragraph-rsid="003a11a6"/>
    </style:style>
    <style:style style:name="P69" style:family="paragraph" style:parent-style-name="Standard">
      <style:text-properties style:font-name="Arial" fo:language="en" fo:country="US" officeooo:rsid="003b8896" officeooo:paragraph-rsid="003b8896"/>
    </style:style>
    <style:style style:name="P70" style:family="paragraph" style:parent-style-name="Standard">
      <style:text-properties style:font-name="Arial" fo:language="en" fo:country="US" fo:font-weight="normal" officeooo:rsid="003ced2c" officeooo:paragraph-rsid="003ced2c" style:font-weight-asian="normal" style:font-weight-complex="normal"/>
    </style:style>
    <style:style style:name="P71" style:family="paragraph" style:parent-style-name="Standard">
      <style:text-properties style:font-name="Arial" officeooo:rsid="00262435" officeooo:paragraph-rsid="002728f4"/>
    </style:style>
    <style:style style:name="P72" style:family="paragraph" style:parent-style-name="Standard">
      <style:text-properties style:font-name="Arial" officeooo:rsid="002728f4" officeooo:paragraph-rsid="002728f4"/>
    </style:style>
    <style:style style:name="P73" style:family="paragraph" style:parent-style-name="Standard">
      <style:text-properties style:font-name="Arial" officeooo:rsid="002e6bf8" officeooo:paragraph-rsid="002e6bf8"/>
    </style:style>
    <style:style style:name="P74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09bbdd" style:font-size-asian="22pt" style:font-weight-asian="bold" style:font-size-complex="22pt" style:font-weight-complex="bold"/>
    </style:style>
    <style:style style:name="P75" style:family="paragraph" style:parent-style-name="Standard">
      <style:text-properties style:font-name="Arial" officeooo:rsid="0009bbdd" officeooo:paragraph-rsid="0009bbdd" fo:background-color="#ffd7d7"/>
    </style:style>
    <style:style style:name="P76" style:family="paragraph" style:parent-style-name="Standard">
      <style:text-properties style:font-name="Arial" officeooo:rsid="0009bbdd" officeooo:paragraph-rsid="0028ef25" fo:background-color="#ffd7d7"/>
    </style:style>
    <style:style style:name="P77" style:family="paragraph" style:parent-style-name="Standard">
      <style:text-properties fo:background-color="#ffff00"/>
    </style:style>
    <style:style style:name="P78" style:family="paragraph" style:parent-style-name="Standard">
      <style:text-properties officeooo:paragraph-rsid="00474d9b" fo:background-color="#ffff00"/>
    </style:style>
    <style:style style:name="P79" style:family="paragraph" style:parent-style-name="Standard">
      <style:text-properties officeooo:paragraph-rsid="004d4b3a" fo:background-color="#ffff00"/>
    </style:style>
    <style:style style:name="P80" style:family="paragraph" style:parent-style-name="Standard">
      <style:text-properties style:font-name="Arial" fo:font-weight="normal" officeooo:rsid="004585c5" officeooo:paragraph-rsid="004a6fe9" fo:background-color="#afd095" style:font-weight-asian="normal" style:font-weight-complex="normal"/>
    </style:style>
    <style:style style:name="P81" style:family="paragraph" style:parent-style-name="Standard">
      <style:text-properties style:font-name="Arial" fo:font-weight="normal" officeooo:rsid="004d4b3a" officeooo:paragraph-rsid="004d4b3a" fo:background-color="#afd095" style:font-weight-asian="normal" style:font-weight-complex="normal"/>
    </style:style>
    <style:style style:name="P82" style:family="paragraph" style:parent-style-name="Standard">
      <style:text-properties style:font-name="Arial" fo:font-weight="normal" officeooo:rsid="002a401f" officeooo:paragraph-rsid="004b5078" fo:background-color="#ffff00" style:font-weight-asian="normal" style:font-weight-complex="normal"/>
    </style:style>
    <style:style style:name="P83" style:family="paragraph" style:parent-style-name="Standard">
      <style:text-properties style:font-name="Arial" fo:font-weight="normal" officeooo:rsid="002a401f" officeooo:paragraph-rsid="004d4b3a" fo:background-color="#ffff00" style:font-weight-asian="normal" style:font-weight-complex="normal"/>
    </style:style>
    <style:style style:name="P84" style:family="paragraph" style:parent-style-name="Standard">
      <style:text-properties fo:color="#000000" loext:opacity="100%" style:font-name="Arial" fo:font-weight="normal" officeooo:rsid="002a401f" officeooo:paragraph-rsid="004b5078" fo:background-color="#ffff00" style:font-weight-asian="normal" style:font-weight-complex="normal"/>
    </style:style>
    <style:style style:name="P85" style:family="paragraph">
      <style:paragraph-properties fo:text-align="center" style:writing-mode="lr-tb"/>
      <style:text-properties fo:font-size="12pt"/>
    </style:style>
    <style:style style:name="P86" style:family="paragraph">
      <style:paragraph-properties fo:text-align="end" style:writing-mode="lr-tb"/>
      <style:text-properties fo:font-size="12pt"/>
    </style:style>
    <style:style style:name="P8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88" style:family="paragraph">
      <style:paragraph-properties fo:text-align="center"/>
      <style:text-properties fo:font-size="12pt"/>
    </style:style>
    <style:style style:name="T1" style:family="text">
      <style:text-properties officeooo:rsid="00163bad"/>
    </style:style>
    <style:style style:name="T2" style:family="text">
      <style:text-properties officeooo:rsid="001a0b59"/>
    </style:style>
    <style:style style:name="T3" style:family="text">
      <style:text-properties officeooo:rsid="001a8741"/>
    </style:style>
    <style:style style:name="T4" style:family="text">
      <style:text-properties officeooo:rsid="002441e9"/>
    </style:style>
    <style:style style:name="T5" style:family="text">
      <style:text-properties officeooo:rsid="002728f4"/>
    </style:style>
    <style:style style:name="T6" style:family="text">
      <style:text-properties officeooo:rsid="0028b81d"/>
    </style:style>
    <style:style style:name="T7" style:family="text">
      <style:text-properties officeooo:rsid="0028ef25"/>
    </style:style>
    <style:style style:name="T8" style:family="text">
      <style:text-properties officeooo:rsid="002a401f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504c4c" fo:background-color="#ffff00" loext:char-shading-value="0"/>
    </style:style>
    <style:style style:name="T11" style:family="text">
      <style:text-properties officeooo:rsid="002e6bf8"/>
    </style:style>
    <style:style style:name="T12" style:family="text">
      <style:text-properties officeooo:rsid="0034a180"/>
    </style:style>
    <style:style style:name="T13" style:family="text">
      <style:text-properties officeooo:rsid="0036c4fd"/>
    </style:style>
    <style:style style:name="T14" style:family="text">
      <style:text-properties officeooo:rsid="0036dff2"/>
    </style:style>
    <style:style style:name="T15" style:family="text">
      <style:text-properties officeooo:rsid="00374a93"/>
    </style:style>
    <style:style style:name="T16" style:family="text">
      <style:text-properties officeooo:rsid="003a11a6"/>
    </style:style>
    <style:style style:name="T17" style:family="text">
      <style:text-properties officeooo:rsid="003b8896"/>
    </style:style>
    <style:style style:name="T18" style:family="text">
      <style:text-properties officeooo:rsid="003e12e9"/>
    </style:style>
    <style:style style:name="T19" style:family="text">
      <style:text-properties officeooo:rsid="00416cea"/>
    </style:style>
    <style:style style:name="T20" style:family="text">
      <style:text-properties officeooo:rsid="00422929"/>
    </style:style>
    <style:style style:name="T21" style:family="text">
      <style:text-properties officeooo:rsid="0043c92a"/>
    </style:style>
    <style:style style:name="T22" style:family="text">
      <style:text-properties officeooo:rsid="004585c5"/>
    </style:style>
    <style:style style:name="T23" style:family="text">
      <style:text-properties officeooo:rsid="0046aca0"/>
    </style:style>
    <style:style style:name="T24" style:family="text">
      <style:text-properties officeooo:rsid="00474d9b"/>
    </style:style>
    <style:style style:name="T25" style:family="text">
      <style:text-properties officeooo:rsid="0049caab"/>
    </style:style>
    <style:style style:name="T26" style:family="text">
      <style:text-properties officeooo:rsid="004a6fe9"/>
    </style:style>
    <style:style style:name="T27" style:family="text">
      <style:text-properties officeooo:rsid="004b5078"/>
    </style:style>
    <style:style style:name="T28" style:family="text">
      <style:text-properties officeooo:rsid="004d4b3a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2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8339in" fo:min-width="1.9398in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8335in" fo:min-width="1.9398in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8335in" fo:min-width="1.3783in" style:run-through="foreground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8339in" fo:min-width="1.4181in" style:run-through="foreground"/>
      <style:paragraph-properties style:writing-mode="lr-tb"/>
    </style:style>
    <style:style style:name="gr6" style:family="graphic">
      <style:graphic-properties svg:stroke-color="#000000" draw:textarea-horizontal-align="center" draw:textarea-vertical-align="middle" style:run-through="foreground"/>
    </style:style>
    <style:style style:name="gr7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8339in" fo:min-width="1.1618in" style:run-through="foreground"/>
      <style:paragraph-properties style:writing-mode="lr-tb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8346in" fo:min-width="1.4165in" style:run-through="foreground"/>
      <style:paragraph-properties style:writing-mode="lr-tb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0.8335in" fo:min-width="1.4181in" style:run-through="foreground"/>
      <style:paragraph-properties style:writing-mode="lr-tb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8339in" fo:min-width="1.1626in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T1">202</text:span><text:span text:style-name="T21">3</text:span><text:span text:style-name="T1"> </text:span><text:span text:style-name="T21">Spring</text:span><text:span text:style-name="T1"> <text:s/></text:span>CPSC 240 <text:s/><text:span text:style-name="T12">Assignment 2</text:span></text:p>
      <text:p text:style-name="P10">Arrays</text:p>
      <text:p text:style-name="P1"/>
      <text:p text:style-name="P1"/>
      <text:p text:style-name="P5">Goal<text:span text:style-name="T11">s</text:span></text:p>
      <text:p text:style-name="P1"/>
      <text:p text:style-name="P73">Make an assembly program that teaches all of the following:</text:p>
      <text:p text:style-name="P4"><text:span text:style-name="T11"><text:s text:c="4"/>=how</text:span> to <text:span text:style-name="T11">make an array</text:span></text:p>
      <text:p text:style-name="P73"><text:s text:c="4"/>=how to implement iteration</text:p>
      <text:p text:style-name="P73"><text:s text:c="4"/>=how to make professional looking programs</text:p>
      <text:p text:style-name="P4"><text:s text:c="4"/><text:span text:style-name="T11">=how to reject invalid inputs</text:span></text:p>
      <text:p text:style-name="P4"><text:s text:c="4"/><text:span text:style-name="T11">=</text:span><text:span text:style-name="T17">add assembly programmer to your list of qualifications in your resume.</text:span></text:p>
      <text:p text:style-name="P2"/>
      <text:p text:style-name="P2"/>
      <text:p text:style-name="P5">Programming requirements</text:p>
      <text:p text:style-name="P1"/>
      <text:p text:style-name="P1">Make a hybrid program that produces the following output. <text:s/>Additional details will be given later.</text:p>
      <text:p text:style-name="P1"/>
      <text:p text:style-name="P71"><draw:g text:anchor-type="paragraph" draw:z-index="0" draw:name="DrawObject1" draw:style-name="gr1"><draw:custom-shape draw:name="Shape 1" draw:style-name="gr2" draw:text-style-name="P87" svg:width="1.9398in" svg:height="0.8343in" svg:x="2.4807in" svg:y="0.9535in"><text:p text:style-name="P85"><text:span text:style-name="T29">main</text:span></text:p><text:p text:style-name="P85"><text:span text:style-name="T30"/></text:p><text:p text:style-name="P86"><text:span text:style-name="T30">C <text:s text:c="3"/></text:span></text:p><draw:enhanced-geometry svg:viewBox="0 0 21600 21600" draw:type="rectangle" draw:enhanced-path="M 0 0 L 21600 0 21600 21600 0 21600 0 0 Z N"/></draw:custom-shape><draw:custom-shape draw:name="Shape 2" draw:style-name="gr3" draw:text-style-name="P87" svg:width="1.9398in" svg:height="0.8335in" svg:x="2.4807in" svg:y="2.1425in"><text:p text:style-name="P85"><text:span text:style-name="T29">manager</text:span></text:p><text:p text:style-name="P85"><text:span text:style-name="T30"/></text:p><text:p text:style-name="P86"><text:span text:style-name="T30">X86 <text:s text:c="3"/></text:span></text:p><draw:enhanced-geometry svg:viewBox="0 0 21600 21600" draw:type="rectangle" draw:enhanced-path="M 0 0 L 21600 0 21600 21600 0 21600 0 0 Z N"/></draw:custom-shape><draw:custom-shape draw:name="Shape 3" draw:style-name="gr4" draw:text-style-name="P87" svg:width="1.3787in" svg:height="0.8335in" svg:x="0.1173in" svg:y="3.648in"><text:p text:style-name="P85"><text:span text:style-name="T29">display_array</text:span></text:p><text:p text:style-name="P85"><text:span text:style-name="T30"/></text:p><text:p text:style-name="P86"><text:span text:style-name="T30">C <text:s text:c="3"/></text:span></text:p><draw:enhanced-geometry svg:viewBox="0 0 21600 21600" draw:type="rectangle" draw:enhanced-path="M 0 0 L 21600 0 21600 21600 0 21600 0 0 Z N"/></draw:custom-shape><draw:custom-shape draw:name="Shape 4" draw:style-name="gr5" draw:text-style-name="P87" svg:width="1.4185in" svg:height="0.8343in" svg:x="4.9437in" svg:y="3.6642in"><text:p text:style-name="P85"><text:span text:style-name="T29">input_array</text:span></text:p><text:p text:style-name="P85"><text:span text:style-name="T30"/></text:p><text:p text:style-name="P86"><text:span text:style-name="T30">X86 <text:s text:c="3"/></text:span></text:p><draw:enhanced-geometry svg:viewBox="0 0 21600 21600" draw:type="rectangle" draw:enhanced-path="M 0 0 L 21600 0 21600 21600 0 21600 0 0 Z N"/></draw:custom-shape><draw:line draw:name="Shape 20" draw:style-name="gr6" draw:text-style-name="P88" svg:x1="3.4402in" svg:y1="1.7882in" svg:x2="3.4504in" svg:y2="2.1425in"><text:p/></draw:line><draw:line draw:name="Shape 21" draw:style-name="gr6" draw:text-style-name="P88" svg:x1="2.1228in" svg:y1="3.3264in" svg:x2="2.1331in" svg:y2="3.6807in"><text:p/></draw:line><draw:line draw:name="Shape 22" draw:style-name="gr7" draw:text-style-name="P88" svg:x1="5.5272in" svg:y1="3.3091in" svg:x2="5.5374in" svg:y2="3.6634in"><text:p/></draw:line><draw:line draw:name="Shape 23" draw:style-name="gr7" draw:text-style-name="P88" svg:x1="3.4846in" svg:y1="2.976in" svg:x2="3.4846in" svg:y2="3.2996in"><text:p/></draw:line><draw:line draw:name="Shape 24" draw:style-name="gr7" draw:text-style-name="P88" svg:x1="0.8071in" svg:y1="3.3in" svg:x2="5.5276in" svg:y2="3.3098in"><text:p/></draw:line><draw:custom-shape draw:name="Shape 25" draw:style-name="gr8" draw:text-style-name="P87" svg:width="1.1622in" svg:height="0.8343in" svg:x="3.4862in" svg:y="3.6642in"><text:p text:style-name="P85"><text:span text:style-name="T29">append</text:span></text:p><text:p text:style-name="P85"><text:span text:style-name="T30"/></text:p><text:p text:style-name="P86"><text:span text:style-name="T30">X86 <text:s text:c="3"/></text:span></text:p><draw:enhanced-geometry svg:viewBox="0 0 21600 21600" draw:type="rectangle" draw:enhanced-path="M 0 0 L 21600 0 21600 21600 0 21600 0 0 Z N"/></draw:custom-shape><draw:custom-shape draw:name="Shape 26" draw:style-name="gr9" draw:text-style-name="P87" svg:width="1.4169in" svg:height="0.835in" svg:x="5.3539in" svg:y="0.8898in"><text:p text:style-name="P85"><text:span text:style-name="T29">r.sh</text:span></text:p><text:p text:style-name="P85"><text:span text:style-name="T30"/></text:p><text:p text:style-name="P86"><text:span text:style-name="T30">Bash <text:s text:c="3"/></text:span></text:p><draw:enhanced-geometry svg:viewBox="0 0 21600 21600" draw:type="rectangle" draw:enhanced-path="M 0 0 L 21600 0 21600 21600 0 21600 0 0 Z N"/></draw:custom-shape><draw:custom-shape draw:name="Shape 27" draw:style-name="gr10" draw:text-style-name="P87" svg:width="1.4185in" svg:height="0.8335in" svg:x="4.9437in" svg:y="4.8154in"><text:p text:style-name="P85"><text:span text:style-name="T29">isfloat</text:span></text:p><text:p text:style-name="P85"><text:span text:style-name="T31">(challenge only)</text:span></text:p><text:p text:style-name="P85"><text:span text:style-name="T30"/></text:p><text:p text:style-name="P86"><text:span text:style-name="T30">X86 <text:s/></text:span></text:p><draw:enhanced-geometry svg:viewBox="0 0 21600 21600" draw:type="rectangle" draw:enhanced-path="M 0 0 L 21600 0 21600 21600 0 21600 0 0 Z N"/></draw:custom-shape><draw:line draw:name="Vertical line 1" draw:style-name="gr6" draw:text-style-name="P88" svg:x1="5.6488in" svg:y1="4.498in" svg:x2="5.6488in" svg:y2="4.8146in"><text:p/></draw:line><draw:custom-shape draw:name="Shape 28" draw:style-name="gr11" draw:text-style-name="P87" svg:width="1.163in" svg:height="0.8343in" svg:x="1.8902in" svg:y="3.6933in"><text:p text:style-name="P85"><text:span text:style-name="T29">magnitude</text:span></text:p><text:p text:style-name="P85"><text:span text:style-name="T30"/></text:p><text:p text:style-name="P86"><text:span text:style-name="T30">X86 <text:s text:c="3"/></text:span></text:p><draw:enhanced-geometry svg:viewBox="0 0 21600 21600" draw:type="rectangle" draw:enhanced-path="M 0 0 L 21600 0 21600 21600 0 21600 0 0 Z N"/></draw:custom-shape><draw:line draw:name="Shape 29" draw:style-name="gr6" draw:text-style-name="P88" svg:x1="0.8071in" svg:y1="3.2937in" svg:x2="0.8173in" svg:y2="3.648in"><text:p/></draw:line><draw:line draw:name="Shape 30" draw:style-name="gr6" draw:text-style-name="P88" svg:x1="4.0461in" svg:y1="3.3094in" svg:x2="4.0563in" svg:y2="3.6638in"><text:p/></draw:line></draw:g>This style of programming is sometimes called hybrid programming because it uses functions taken directly from the libraries of C and C++. <text:s/>Sometime there is no known function in the C++ library of functions <text:span text:style-name="T5">that meets our needs then</text:span> we create a brand new C++ function <text:span text:style-name="T5">and</text:span> use it when needed.</text:p>
      <text:p text:style-name="P1"/>
      <text:p text:style-name="P1"/>
      <text:p text:style-name="P72"/>
      <text:p text:style-name="P72"/>
      <text:p text:style-name="P72"/>
      <text:p text:style-name="P1"/>
      <text:p text:style-name="P7"/>
      <text:p text:style-name="P8">Sample run <text:span text:style-name="T7">#1 </text:span><text:span text:style-name="T18">for the baseline version</text:span></text:p>
      <text:p text:style-name="P1"/>
      <text:p text:style-name="P75">Welcome to<text:span text:style-name="T3"> Arrays of Integers</text:span></text:p>
      <text:p text:style-name="P75">Bought to you by <text:span text:style-name="T2">Jaime Ward</text:span></text:p>
      <text:p text:style-name="P5"/>
      <text:p text:style-name="P27">This program will <text:span text:style-name="T22">manage your arrays of 64-bit floats</text:span></text:p>
      <text:p text:style-name="P32"><text:span text:style-name="T22">For array A e</text:span>nter a sequence of <text:span text:style-name="T13">64-bit floats</text:span> separated by white space. <text:s/></text:p>
      <text:p text:style-name="P32">After the last input press <text:span text:style-name="T3">enter followed by </text:span>Control+D: </text:p>
      <text:p text:style-name="P47"><text:s text:c="3"/>3.<text:span text:style-name="T13">2</text:span></text:p>
      <text:p text:style-name="P47"><text:s text:c="2"/>-12.<text:span text:style-name="T13">25</text:span></text:p>
      <text:p text:style-name="P47"><text:s text:c="3"/>9.<text:span text:style-name="T13">7745</text:span></text:p>
      <text:p text:style-name="P47"><text:s text:c="3"/>21.<text:span text:style-name="T13">6</text:span></text:p>
      <text:p text:style-name="P47"><text:s text:c="3"/>-4.<text:span text:style-name="T13">0003</text:span></text:p>
      <text:p text:style-name="P47"><text:s text:c="3"/>13.<text:span text:style-name="T13">1</text:span> <text:s/><text:span text:style-name="T8">&lt;enter&gt;</text:span> <text:s/>&lt;cntl+D&gt;</text:p>
      <text:p text:style-name="P13"/>
      <text:p text:style-name="P27">These number were received and placed into array <text:span text:style-name="T22">A</text:span>:</text:p>
      <text:p text:style-name="P42">3.<text:span text:style-name="T13">19999</text:span> <text:s text:c="2"/>-12.<text:span text:style-name="T13">25000</text:span> <text:s text:c="3"/>9.<text:span text:style-name="T13">77450</text:span> <text:s text:c="4"/><text:span text:style-name="T4">21.</text:span><text:span text:style-name="T13">60000</text:span> <text:s text:c="3"/>-4 .<text:span text:style-name="T13">00029</text:span> <text:s/>13.<text:span text:style-name="T13">099</text:span><text:span text:style-name="T25">9</text:span><text:span text:style-name="T13">2</text:span></text:p>
      <text:p text:style-name="P36">The magnitude of array A is 16.666666</text:p>
      <text:p text:style-name="P28"/>
      <text:p text:style-name="P33"><text:span text:style-name="T22">For array B e</text:span>nter a sequence of <text:span text:style-name="T13">64-bit floats</text:span> separated by white space. <text:s/></text:p>
      <text:p text:style-name="P33">After the last input press <text:span text:style-name="T3">enter followed by </text:span>Control+D: </text:p>
      <text:p text:style-name="P49">16.9</text:p>
      <text:p text:style-name="P50">7.0</text:p>
      <text:p text:style-name="P49">2.77 <text:s/>&lt;enter&gt; <text:s/>&lt;cntl+D&gt;</text:p>
      <text:p text:style-name="P28"/>
      <text:p text:style-name="P29">These number were received and placed into array <text:span text:style-name="T22">B</text:span>:</text:p>
      <text:p text:style-name="P43"><text:span text:style-name="T22">16.89999</text:span> <text:s/><text:span text:style-name="T22">2.77003</text:span></text:p>
      <text:p text:style-name="P36">The magnitude of this array B is 8.44444445</text:p>
      <text:p text:style-name="P28"/>
      <text:p text:style-name="P77">Arrays A and B have been appended and given the name <text:span text:style-name="T23">A</text:span>⊕<text:span text:style-name="T24">B.</text:span></text:p>
      <text:p text:style-name="P78"><text:span text:style-name="T23">A</text:span>⊕<text:span text:style-name="T24">B contains </text:span></text:p>
      <text:p text:style-name="P44">3.<text:span text:style-name="T13">19999</text:span> <text:s text:c="2"/>-12.<text:span text:style-name="T13">25000</text:span> <text:s text:c="3"/>9.<text:span text:style-name="T13">77450</text:span> <text:s text:c="4"/><text:span text:style-name="T4">21.</text:span><text:span text:style-name="T13">60000</text:span> <text:s text:c="3"/>-4 .<text:span text:style-name="T13">00029</text:span> <text:s/>13.<text:span text:style-name="T13">099</text:span><text:span text:style-name="T25">9</text:span><text:span text:style-name="T13">2</text:span> <text:s/><text:span text:style-name="T13"><text:s/></text:span><text:span text:style-name="T22">16.89999 <text:s/></text:span><text:s/><text:span text:style-name="T26">7.00000 <text:s text:c="2"/></text:span></text:p>
      <text:p text:style-name="P80">2.77003</text:p>
      <text:p text:style-name="P27"/>
      <text:p text:style-name="P39">The magnitude of <text:s/><text:span text:style-name="T23">A</text:span>⊕B is <text:s/>19.74550</text:p>
      <text:p text:style-name="P15"/>
      <text:p text:style-name="P54">Main received <text:span text:style-name="T24">19.74550000</text:span><text:span text:style-name="T26">00</text:span><text:span text:style-name="T6">.</text:span><text:span text:style-name="T4">, and </text:span><text:span text:style-name="T14">will keep it for future use.</text:span></text:p>
      <text:p text:style-name="P53">Main will return 0 to the operating system. <text:s text:c="2"/>Bye.</text:p>
      <text:p text:style-name="P18">============================================================</text:p>
      <text:p text:style-name="P12"/>
      <text:p text:style-name="P16">Color codes:</text:p>
      <text:p text:style-name="P48">Blue background is produced by module Input_Array</text:p>
      <text:p text:style-name="P16"/>
      <text:p text:style-name="P35">Yellow background is produced by module Manager</text:p>
      <text:p text:style-name="P16"/>
      <text:p text:style-name="P41">Green background is produced by module Display_Array</text:p>
      <text:p text:style-name="P16"/>
      <text:p text:style-name="P56"><text:span text:style-name="T14">Pink</text:span> background is produced by module Main</text:p>
      <text:p text:style-name="P16"/>
      <text:p text:style-name="P17"><text:soft-page-break/>Module <text:span text:style-name="T27">append</text:span> does not produce any <text:span text:style-name="T27">visible </text:span>output.</text:p>
      <text:p text:style-name="P17"/>
      <text:p text:style-name="P24">Module magnitude does not produce any visible output.</text:p>
      <text:p text:style-name="P17"/>
      <text:p text:style-name="P23">The assembly code output floats with 5 places on the right of the decimal point.</text:p>
      <text:p text:style-name="P23"/>
      <text:p text:style-name="P23">The driver outputs floats with 10 decimal places on the right of the decimal point. <text:span text:style-name="T27">Including trailing zeros.</text:span></text:p>
      <text:p text:style-name="P23"/>
      <text:p text:style-name="P23">The numbers for magnitude are not mathematically. <text:s/>They serve to show the relative position of the digits.</text:p>
      <text:p text:style-name="P23"/>
      <text:p text:style-name="P23">The unicode for circle plus is 0x2295.</text:p>
      <text:p text:style-name="P19"/>
      <text:p text:style-name="P18">Change Jaime’s name to be your own name.</text:p>
      <text:p text:style-name="P18"/>
      <text:p text:style-name="P18">The main driver must be compiled by the C language compiler. <text:s/>If the C compiler is not used then the entire program is rejected.</text:p>
      <text:p text:style-name="P18"/>
      <text:p text:style-name="P20">Main is not part of the solution. <text:s/>Do not put any code in Main except advertising. <text:s/>[Download an updated copy of Assignment 1 and see the inserted text about restrictions on Main.]</text:p>
      <text:p text:style-name="P20"/>
      <text:p text:style-name="P20">The source code of each module must be in the language indicated in the calling diagram. <text:s/><text:span text:style-name="T27">The professor truly likes the fact that you are creating lots of assembly code. <text:s/>Your C and C++ modules are assumed to be perfect because everyone enrolled in this class is a known expert in those C languages.</text:span></text:p>
      <text:p text:style-name="P20"/>
      <text:p text:style-name="P21">The isfloat function is invalid if written in C or C++. <text:s text:c="2"/>If isfloat is available in a public library of C or C++ then that public function may be used. <text:s/><text:span text:style-name="T27">You must document where you obtained public function, and then the usage will be accepted.</text:span></text:p>
      <text:p text:style-name="P21"/>
      <text:p text:style-name="P22"/>
      <text:p text:style-name="P9">.Sample run <text:span text:style-name="T7">#2 </text:span><text:span text:style-name="T18">for the challenge version</text:span></text:p>
      <text:p text:style-name="P3"/>
      <text:p text:style-name="P76">Welcome to<text:span text:style-name="T3"> Arrays of Integers</text:span></text:p>
      <text:p text:style-name="P76">Bought to you by <text:span text:style-name="T2">Jaime Ward</text:span></text:p>
      <text:p text:style-name="P6"/>
      <text:p text:style-name="P30">This program will <text:span text:style-name="T22">manage your arrays of 64-bit floats</text:span></text:p>
      <text:p text:style-name="P34"><text:span text:style-name="T22">For array A e</text:span>nter a sequence of <text:span text:style-name="T13">64-bit floats</text:span> separated by white space. <text:s/></text:p>
      <text:p text:style-name="P34">After the last input press <text:span text:style-name="T3">enter followed by </text:span>Control+D: </text:p>
      <text:p text:style-name="P47">3.<text:span text:style-name="T15">5</text:span> <text:s text:c="3"/></text:p>
      <text:p text:style-name="P47">-12.<text:span text:style-name="T15">7</text:span> <text:s text:c="2"/></text:p>
      <text:p text:style-name="P47">9.<text:span text:style-name="T15">2</text:span> <text:s text:c="2"/></text:p>
      <text:p text:style-name="P47">2<text:span text:style-name="T8">R7</text:span></text:p>
      <text:p text:style-name="P32"><text:span text:style-name="T8">The last input was invalid and not entered into the array.</text:span> <text:s text:c="2"/></text:p>
      <text:p text:style-name="P47">-4.<text:span text:style-name="T15">0</text:span> <text:s text:c="4"/></text:p>
      <text:p text:style-name="P47"><text:span text:style-name="T8">5.</text:span><text:span text:style-name="T15">6</text:span> <text:s text:c="2"/><text:span text:style-name="T8">&lt;enter&gt;</text:span>&lt;cntl+D&gt;</text:p>
      <text:p text:style-name="P14"/>
      <text:p text:style-name="P30">These number were received and placed into array <text:span text:style-name="T22">A</text:span>:</text:p>
      <text:p text:style-name="P45">3..<text:span text:style-name="T27">50000</text:span> <text:s text:c="2"/>-12.<text:span text:style-name="T27">70009</text:span> <text:s text:c="3"/>9.<text:span text:style-name="T27">19992</text:span> <text:s text:c="4"/>-<text:span text:style-name="T27">4.00000</text:span> <text:s text:c="3"/><text:span text:style-name="T27">5.60006</text:span></text:p>
      <text:p text:style-name="P37">The magnitude of array A is <text:span text:style-name="T27">18.55555</text:span></text:p>
      <text:p text:style-name="P14"/>
      <text:p text:style-name="P34"><text:span text:style-name="T22">For array B e</text:span>nter a sequence of <text:span text:style-name="T13">64-bit floats</text:span> separated by white space. <text:s/></text:p>
      <text:p text:style-name="P34">After the last input press <text:span text:style-name="T3">enter followed by </text:span>Control+D: </text:p>
      <text:p text:style-name="P51">5.5.5</text:p>
      <text:p text:style-name="P84">The last input was invalid and not entered into the array.</text:p>
      <text:p text:style-name="P51">5.5</text:p>
      <text:p text:style-name="P51">6.4-5</text:p>
      <text:p text:style-name="P82">The last input was invalid and not entered into the array.</text:p>
      <text:p text:style-name="P52">9..9</text:p>
      <text:p text:style-name="P83">The last input was invalid and not entered into the array.</text:p>
      <text:p text:style-name="P25">9.9 <text:s/>&lt;enter&gt; cntl+D</text:p>
      <text:p text:style-name="P31">These number were received and placed into array <text:span text:style-name="T28">B</text:span></text:p>
      <text:p text:style-name="P81">5.50000 <text:s text:c="2"/>9.89999</text:p>
      <text:p text:style-name="P38">The magnitude of array <text:span text:style-name="T28">B</text:span> is <text:span text:style-name="T27">18.55555</text:span></text:p>
      <text:p text:style-name="P38"/>
      <text:p text:style-name="P79">Arrays A and B have been appended and given the name <text:span text:style-name="T23">A</text:span>⊕<text:span text:style-name="T24">B.</text:span></text:p>
      <text:p text:style-name="P79"><text:span text:style-name="T23">A</text:span>⊕<text:span text:style-name="T24">B contains </text:span></text:p>
      <text:p text:style-name="P46">3..<text:span text:style-name="T27">50000</text:span> <text:s text:c="2"/>-12.<text:span text:style-name="T27">70009</text:span> <text:s text:c="3"/>9.<text:span text:style-name="T27">19992</text:span> <text:s text:c="4"/>-<text:span text:style-name="T27">4.00000</text:span> <text:s text:c="3"/><text:span text:style-name="T27">5.60006 <text:s text:c="2"/></text:span><text:span text:style-name="T28">5.50000 <text:s text:c="2"/>9.89999</text:span></text:p>
      <text:p text:style-name="P38"/>
      <text:p text:style-name="P40">The magnitude of <text:s/><text:span text:style-name="T23">A</text:span>⊕B is <text:s/><text:span text:style-name="T28">22.35612</text:span></text:p>
      <text:p text:style-name="P38"/>
      <text:p text:style-name="P55">Main received <text:span text:style-name="T28">22.3561287347</text:span><text:span text:style-name="T6">.</text:span><text:span text:style-name="T4">, and </text:span><text:span text:style-name="T14">will keep it for future use.</text:span></text:p>
      <text:p text:style-name="P55">Main will return 0 to the operating system. <text:s text:c="2"/>Bye.</text:p>
      <text:p text:style-name="P38"/>
      <text:p text:style-name="P38"/>
      <text:p text:style-name="P38"/>
      <text:p text:style-name="P38"/>
      <text:p text:style-name="P38"/>
      <text:p text:style-name="P26"/>
      <text:p text:style-name="P59"/>
      <text:p text:style-name="P11">What to submit.</text:p>
      <text:p text:style-name="P57"/>
      <text:p text:style-name="P57">The baseline program</text:p>
      <text:p text:style-name="P57"/>
      <text:p text:style-name="P57">When you complete the baseline version of this assignment you may send it in for credit. <text:s/>It is worth 10 points. <text:s text:c="2"/>Be sure to submit one file for each rectangle in the calling diagram on page 2. <text:s/>Don’t zip the files – simply attach them. <text:s/>Put “240-x Assignment 2 baseline” in the subject line.</text:p>
      <text:p text:style-name="P57"/>
      <text:p text:style-name="P57"/>
      <text:p text:style-name="P57"/>
      <text:p text:style-name="P57">The challenge program</text:p>
      <text:p text:style-name="P57"/>
      <text:p text:style-name="P57">If you finish the baseline and there are a few days remaining before the due date then you should definitely work on the challenge program. <text:s text:c="2"/>The challenge program is an extension of the baseline program. <text:s text:c="2"/>If you complete the challenge program, which includes the baseline, your score for Assignment 2 could reach <text:span text:style-name="T28">15</text:span> points.</text:p>
      <text:p text:style-name="P57"/>
      <text:p text:style-name="P60">That is 10 for the baseline program and 5 additional points for the challenge.</text:p>
      <text:p text:style-name="P57"/>
      <text:p text:style-name="P58">You may send me Assignment 2 more than one. <text:s text:c="2"/>When I receive several submissions I always grade the newest one, and discard the older ones.</text:p>
      <text:p text:style-name="P58"/>
      <text:p text:style-name="P60">When you submit your program it will help the bookkeeping if <text:s/>you put your section number in the subject line like this <text:s text:c="2"/>CPSC 240-3.</text:p>
      <text:p text:style-name="P60"/>
      <text:p text:style-name="P60">In the body of the email include your name, the assignment number, and the program level. <text:s/>As an example: <text:s text:c="3"/>Jimmy Stewart, <text:s/>Assign 2, <text:s/>Baseline.</text:p>
      <text:p text:style-name="P58"/>
      <text:p text:style-name="P58">If your plan is to do both halves of this assignment <text:s/>there is no need to send me the baseline alone. <text:s text:c="2"/>Simply continue programming, finish both parts, and send me one program. <text:s/>If you send me two halves of a program I still grade only the newest submission.</text:p>
      <text:p text:style-name="P58"/>
      <text:p text:style-name="P61">You really should work on the Challenge level program. <text:s/>It is not extra credit, it is regular credit.</text:p>
      <text:p text:style-name="P67">When you are done</text:p>
      <text:p text:style-name="P66"/>
      <text:p text:style-name="P65"/>
      <text:p text:style-name="P65">When your program works correctly. <text:s text:c="2"/>Then make it cosmetically correct. <text:s/>Use a <text:span text:style-name="T16">notice </text:span>software license. <text:s text:c="2"/>Remove any old comments remaining from the professor’s old program. <text:s/>Remove the professor’s name and put your own name in the proper places.</text:p>
      <text:p text:style-name="P65"/>
      <text:p text:style-name="P68">Place descriptive comments before each block of an asm module. <text:s/>The header comment cannot be so dumb as to repeat the code. <text:s/></text:p>
      <text:p text:style-name="P68"/>
      <text:p text:style-name="P68">This comment gains a zero: <text:s/>“Input next number with scanf”.</text:p>
      <text:p text:style-name="P68"/>
      <text:p text:style-name="P68">This comment wins: <text:s/>‘<text:span text:style-name="T20">Obtain from user </text:span><text:s/>the maximum salary for given <text:span text:style-name="T17">pay grade”.</text:span></text:p>
      <text:p text:style-name="P62"/>
      <text:p text:style-name="P65">Send the program to me in an email message with 6 attachments <text:span text:style-name="T20">or 7 attachments if you’re sending the challenge program</text:span>. <text:s/>In the subject line place the string “CPSC 240 Assignment 2 <text:span text:style-name="T20">Baseline</text:span>” <text:s/><text:span text:style-name="T20">or </text:span>.<text:span text:style-name="T20">CPSC240 Assignment2 Challenge”.</text:span></text:p>
      <text:p text:style-name="P62"/>
      <text:p text:style-name="P68">The word is “attachment”. <text:s text:c="2"/>A link is not an attachment. <text:s/></text:p>
      <text:p text:style-name="P62"/>
      <text:p text:style-name="P62">Don’t email me broken code: <text:span text:style-name="T16">segfaults, missing modules, non-compiling modules, non-assembling modules, etc.</text:span></text:p>
      <text:p text:style-name="P63"/>
      <text:p text:style-name="P63">Email: <text:s text:c="2"/>holliday@fullerton.edu</text:p>
      <text:p text:style-name="P63"/>
      <text:p text:style-name="P64"/>
      <text:p text:style-name="P69">Due date and time: <text:span text:style-name="T9">February 2</text:span><text:span text:style-name="T10">2</text:span><text:span text:style-name="T9">, 2023 at 2:00am</text:span></text:p>
      <text:p text:style-name="P64"/>
      <text:p text:style-name="P70">Unfortunate notice: At the time of this writing the ECS administration has not (yet) hired a student grader to help me this semester. <text:s text:c="2"/>I still have hope that the grader will be hired, but honestly I don’t know what will happen.</text:p>
      <text:p text:style-name="P70"/>
      <text:p text:style-name="P70">Without the help of a grader some assignments this semester will not graded. <text:s/>Will Assignment 2 be graded? <text:s/>I simply don’t know.</text:p>
      <text:p text:style-name="P70"/>
      <text:p text:style-name="P70">Suppose the hope for a grader never materializes then should you do Assignment 2? <text:s/>Here are the facts. <text:s/>In mid-semester there will be a programming test. <text:s/>You have two hours to make an assembly program. <text:s/>The midterm program is worth 100 points. <text:s/>The specification of the midterm program is based on Assignments 1, 2 and 3. <text:s/>You are allowed to take this test in a remote location where I cannot see you. <text:s/>You <text:span text:style-name="T19">may disconnect from </text:span>zoom <text:span text:style-name="T19">for more privacy.</text:span>. <text:s/>The test is open notes and open internet, but it is timed. <text:s/>Will your midterm earn more points if you have completed Assignment 2 or not completed Assignment 2. <text:s/>What do you think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3T17:22:29.432433546</meta:creation-date>
    <dc:date>2023-02-08T21:47:04.548302929</dc:date>
    <meta:editing-duration>PT2H22M12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6" meta:paragraph-count="118" meta:word-count="1376" meta:character-count="8177" meta:non-whitespace-character-count="6698"/>
  </office:meta>
</office:document-meta>
</file>